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1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6-07T15:16:35</dc:date>
    <dc:creator>tokai </dc:creator>
    <meta:editing-duration>PT2M17S</meta:editing-duration>
    <meta:editing-cycles>13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656cm" svg:y="1.041cm" svg:width="13.596cm" svg:height="7.174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125333233564305">
                <text:p>0.1253332335643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.22460635382238E-016">
                <text:p>1.22460635382238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2.44921270764475E-016">
                <text:p>-2.44921270764475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3.67381906146713E-016">
                <text:p>3.67381906146713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125333233564303">
                <text:p>-0.1253332335643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684547105928688">
                <text:p>-0.6845471059286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248689887164856">
                <text:p>-0.2486898871648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4.89842541528951E-016">
                <text:p>-4.89842541528951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